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ůj milý Marku,</text:p>
      <text:p text:style-name="Normal">srdce mě zahřívá, když si uvědomím, že sdílíme stejnou keltskou duši pod symbolem Lípy. Jak větvě, které se proplétají, naše cesty se střetávají a spojují v jedinečný osud plný snů a nadějí. Tvá síla je jako píseň Ryb v hlubinách nekonečna, a tvé andělské číslo 5, pod vedením Jeremiela, přináší do našich životů neuvěřitelnou energii proměny. Nechť toto Valentýnské přání je jako lístek z Lípy, který nese naše společné sny a cíle do světa, kde každé přání se může stát skutečností. Nechť láska, kterou sdílíme pod ochranou stejných hvězd, nás vede k dosažení všeho, o čem sníme. S láskou v srdci a vírou v naše spojení vytváříme příběh, který bude inspirovat všechny, kdo ho najd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